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Times New Roman" fo:font-size="14pt" fo:font-weight="bold" officeooo:rsid="000eadf4" officeooo:paragraph-rsid="000eadf4" style:font-size-asian="14pt" style:font-weight-asian="bold" style:font-size-complex="14pt" style:font-weight-complex="bold"/>
    </style:style>
    <style:style style:name="P2" style:family="paragraph" style:parent-style-name="Standard">
      <style:text-properties style:font-name="Times New Roman" fo:font-size="12pt" fo:font-weight="normal" officeooo:rsid="000eadf4" officeooo:paragraph-rsid="000eadf4" style:font-size-asian="10.5pt" style:font-weight-asian="normal" style:font-size-complex="12pt" style:font-weight-complex="normal"/>
    </style:style>
    <style:style style:name="P3" style:family="paragraph" style:parent-style-name="Standard">
      <style:text-properties style:font-name="Times New Roman" fo:font-size="12pt" fo:font-weight="normal" officeooo:rsid="00102737" officeooo:paragraph-rsid="00113e73"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Times New Roman" fo:font-size="12pt" fo:font-weight="normal" officeooo:rsid="0013dda2" officeooo:paragraph-rsid="0013dda2" style:font-size-asian="10.5pt" style:font-weight-asian="normal" style:font-size-complex="12pt" style:font-weight-complex="normal"/>
    </style:style>
    <style:style style:name="P5" style:family="paragraph" style:parent-style-name="Standard">
      <style:text-properties style:font-name="Times New Roman" fo:font-size="13pt" fo:font-weight="bold" officeooo:rsid="00113e73" officeooo:paragraph-rsid="00113e73" style:font-size-asian="13pt" style:font-weight-asian="bold" style:font-size-complex="13pt" style:font-weight-complex="bold"/>
    </style:style>
    <style:style style:name="P6" style:family="paragraph" style:parent-style-name="Standard">
      <style:text-properties style:font-name="Times New Roman" fo:font-size="13pt" fo:font-weight="bold" officeooo:rsid="00191cef" officeooo:paragraph-rsid="00191cef" style:font-size-asian="13pt" style:font-weight-asian="bold" style:font-size-complex="13pt" style:font-weight-complex="bold"/>
    </style:style>
    <style:style style:name="P7" style:family="paragraph" style:parent-style-name="Standard">
      <style:text-properties style:font-name="Times New Roman" fo:font-size="13pt" fo:font-weight="bold" officeooo:rsid="000eadf4" officeooo:paragraph-rsid="000eadf4" style:font-size-asian="13pt" style:font-weight-asian="bold" style:font-size-complex="13pt" style:font-weight-complex="bold"/>
    </style:style>
    <style:style style:name="P8" style:family="paragraph" style:parent-style-name="Standard">
      <style:text-properties style:font-name="Times New Roman" fo:font-size="12pt" fo:font-weight="normal" officeooo:rsid="00102737" officeooo:paragraph-rsid="00113e73" style:font-size-asian="10.5pt" style:font-weight-asian="normal" style:font-size-complex="12pt" style:font-weight-complex="normal"/>
    </style:style>
    <style:style style:name="P9" style:family="paragraph" style:parent-style-name="Standard">
      <style:text-properties style:font-name="Times New Roman" fo:font-size="12pt" fo:font-weight="normal" officeooo:rsid="001ce768" officeooo:paragraph-rsid="001ce768" style:font-size-asian="10.5pt" style:font-weight-asian="normal" style:font-size-complex="12pt" style:font-weight-complex="normal"/>
    </style:style>
    <style:style style:name="P10" style:family="paragraph" style:parent-style-name="Standard">
      <style:text-properties style:font-name="Times New Roman" fo:font-size="12pt" fo:font-weight="normal" officeooo:rsid="001ce768" officeooo:paragraph-rsid="001d0eb7" style:font-size-asian="10.5pt" style:font-weight-asian="normal" style:font-size-complex="12pt" style:font-weight-complex="normal"/>
    </style:style>
    <style:style style:name="P11" style:family="paragraph" style:parent-style-name="Standard">
      <style:text-properties style:font-name="Times New Roman" fo:font-size="12pt" fo:font-weight="normal" officeooo:rsid="001ce768" officeooo:paragraph-rsid="001da879" style:font-size-asian="10.5pt" style:font-weight-asian="normal" style:font-size-complex="12pt" style:font-weight-complex="normal"/>
    </style:style>
    <style:style style:name="P12" style:family="paragraph" style:parent-style-name="Standard">
      <style:text-properties style:font-name="Times New Roman" fo:font-size="12pt" fo:font-weight="bold" officeooo:rsid="00191cef" officeooo:paragraph-rsid="00191cef" style:font-size-asian="10.5pt" style:font-weight-asian="bold" style:font-size-complex="12pt" style:font-weight-complex="bold"/>
    </style:style>
    <style:style style:name="P13" style:family="paragraph" style:parent-style-name="Standard">
      <style:paragraph-properties fo:line-height="100%"/>
      <style:text-properties style:font-name="Times New Roman" fo:font-size="12pt" fo:font-weight="bold" officeooo:rsid="00191cef" officeooo:paragraph-rsid="00191cef" style:font-size-asian="10.5pt" style:font-weight-asian="bold" style:font-size-complex="12pt" style:font-weight-complex="bold"/>
    </style:style>
    <style:style style:name="P14" style:family="paragraph" style:parent-style-name="Standard">
      <style:text-properties style:font-name="Times New Roman" fo:font-size="12pt" fo:font-weight="bold" officeooo:rsid="001ac41c" officeooo:paragraph-rsid="001ac41c" style:font-size-asian="10.5pt" style:font-weight-asian="bold" style:font-size-complex="12pt" style:font-weight-complex="bold"/>
    </style:style>
    <style:style style:name="P15" style:family="paragraph" style:parent-style-name="Standard">
      <style:text-properties style:font-name="Times New Roman" fo:font-size="12pt" fo:font-style="normal" fo:font-weight="bold" officeooo:rsid="001ac41c" officeooo:paragraph-rsid="001ac41c" style:font-size-asian="10.5pt" style:font-style-asian="normal" style:font-weight-asian="bold" style:font-size-complex="12pt" style:font-style-complex="normal" style:font-weight-complex="bold"/>
    </style:style>
    <style:style style:name="P16" style:family="paragraph" style:parent-style-name="Standard">
      <style:text-properties style:font-name="Times New Roman" fo:font-size="12pt" fo:font-style="normal" fo:font-weight="bold" officeooo:rsid="00243a01" officeooo:paragraph-rsid="00243a01" style:font-size-asian="10.5pt" style:font-style-asian="normal" style:font-weight-asian="bold" style:font-size-complex="12pt" style:font-style-complex="normal" style:font-weight-complex="bold"/>
    </style:style>
    <style:style style:name="P17" style:family="paragraph" style:parent-style-name="Standard">
      <style:text-properties style:font-name="Times New Roman" fo:font-size="12pt" fo:font-style="normal" fo:font-weight="normal" officeooo:rsid="00243a01" officeooo:paragraph-rsid="00243a01" style:font-size-asian="10.5pt" style:font-style-asian="normal" style:font-weight-asian="normal" style:font-size-complex="12pt" style:font-style-complex="normal" style:font-weight-complex="normal"/>
    </style:style>
    <style:style style:name="T1" style:family="text">
      <style:text-properties officeooo:rsid="00112a2c"/>
    </style:style>
    <style:style style:name="T2" style:family="text">
      <style:text-properties officeooo:rsid="001317a2"/>
    </style:style>
    <style:style style:name="T3" style:family="text">
      <style:text-properties style:text-position="super 58%"/>
    </style:style>
    <style:style style:name="T4" style:family="text">
      <style:text-properties officeooo:rsid="001503b2"/>
    </style:style>
    <style:style style:name="T5" style:family="text">
      <style:text-properties officeooo:rsid="00154369"/>
    </style:style>
    <style:style style:name="T6" style:family="text">
      <style:text-properties officeooo:rsid="0015f4f6"/>
    </style:style>
    <style:style style:name="T7" style:family="text">
      <style:text-properties officeooo:rsid="0016fa0c"/>
    </style:style>
    <style:style style:name="T8" style:family="text">
      <style:text-properties fo:font-weight="normal" style:font-weight-asian="normal" style:font-weight-complex="normal"/>
    </style:style>
    <style:style style:name="T9" style:family="text">
      <style:text-properties officeooo:rsid="001ac41c"/>
    </style:style>
    <style:style style:name="T10" style:family="text">
      <style:text-properties officeooo:rsid="001af8fb"/>
    </style:style>
    <style:style style:name="T11" style:family="text">
      <style:text-properties fo:font-style="normal" style:font-style-asian="normal" style:font-style-complex="normal"/>
    </style:style>
    <style:style style:name="T12" style:family="text">
      <style:text-properties fo:font-style="normal" officeooo:rsid="001d0eb7" style:font-style-asian="normal" style:font-style-complex="normal"/>
    </style:style>
    <style:style style:name="T13" style:family="text">
      <style:text-properties fo:font-weight="bold" officeooo:rsid="001d0eb7" style:font-weight-asian="bold" style:font-weight-complex="bold"/>
    </style:style>
    <style:style style:name="T14" style:family="text">
      <style:text-properties fo:font-weight="bold" officeooo:rsid="001da879" style:font-weight-asian="bold" style:font-weight-complex="bold"/>
    </style:style>
    <style:style style:name="T15" style:family="text">
      <style:text-properties officeooo:rsid="001d0eb7"/>
    </style:style>
    <style:style style:name="T16" style:family="text">
      <style:text-properties officeooo:rsid="0024e72d"/>
    </style:style>
    <style:style style:name="T17" style:family="text">
      <style:text-properties officeooo:rsid="00272c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son Craner</text:p>
      <text:p text:style-name="P4">CSCI-2201-101</text:p>
      <text:p text:style-name="P4">LabAssignment 02</text:p>
      <text:p text:style-name="P4">Friday, April 26<text:span text:style-name="T3">th</text:span>, 2019</text:p>
      <text:p text:style-name="P1">CSCI 2201 Lab Assignment 02</text:p>
      <text:p text:style-name="P2"/>
      <text:p text:style-name="P7">Introduction</text:p>
      <text:p text:style-name="P3">For lab assignment 02, I design<text:span text:style-name="T6">ed</text:span> and implement<text:span text:style-name="T6">ed</text:span> a <text:span text:style-name="T4">traversable</text:span> binary tree and a pre-order/post-order stack evaluator using a parsed text file as input. The text file <text:span text:style-name="T5">input is an arithmetic equation that is</text:span> parsed and formatted in level-order. <text:span text:style-name="T2">After running the program, the program outputs the equation in pre and post order along with their respective evaluated values. The pre-order stack gets evaluated in pre-order while the post-order stack gets evaluated in post-order, but both WILL output the same value.</text:span></text:p>
      <text:p text:style-name="P3"/>
      <text:p text:style-name="P5"/>
      <text:p text:style-name="P5">Process</text:p>
      <text:p text:style-name="P3"><text:span text:style-name="T1">T</text:span>o begin I read the input file and converted it from level-order into a working binary tree. <text:span text:style-name="T7">I do this in the Node and BinaryTree classes. Node is used for recursively making Nodes into a BinaryTree and the BinaryTree class has the functions to convert to pre and post order. After getting converted into pre and post order by BinaryTree class, it sends it to my custom stack machine (Stack.java) and this evaluates the different expressions in their respective order.</text:span></text:p>
      <text:p text:style-name="P3"/>
      <text:p text:style-name="P6"/>
      <text:p text:style-name="P6">Algorithms (pseudocode)</text:p>
      <text:p text:style-name="P9">To convert the input file (level-order) into a working binary tree I used the following:</text:p>
      <text:p text:style-name="P9"><text:tab/></text:p>
      <text:p text:style-name="P9"><text:span text:style-name="T13"><text:tab/>function Node createLevelOrder(Stack, Root, int I, int N) {</text:span></text:p>
      <text:p text:style-name="P9"><text:span text:style-name="T13"><text:s text:c="2"/><text:tab/> <text:s/>if (I &lt; N) {</text:span></text:p>
      <text:p text:style-name="P9"><text:span text:style-name="T13"><text:tab/> <text:s text:c="3"/>Root = new Node (Stack[I])</text:span></text:p>
      <text:p text:style-name="P10"><text:span text:style-name="T13"><text:tab/></text:span></text:p>
      <text:p text:style-name="P10"><text:span text:style-name="T13"><text:tab/> <text:s text:c="3"/>Root.Left = createLevelOrder(Stack, Root.Left, 2 * I + 1, N)</text:span></text:p>
      <text:p text:style-name="P11"><text:span text:style-name="T13"><text:tab/> <text:s text:c="3"/>Root.Right = createLevelOrder(Stack, Root.Right, 2 * I <text:s/>+ 2, N)</text:span></text:p>
      <text:p text:style-name="P11"><text:span text:style-name="T13"><text:tab/> <text:s/></text:span><text:span text:style-name="T14">}</text:span></text:p>
      <text:p text:style-name="P11"><text:span text:style-name="T14"><text:tab/> return Root</text:span><text:span text:style-name="T13"><text:tab/><text:tab/></text:span></text:p>
      <text:p text:style-name="P9"><text:span text:style-name="T13"><text:tab/>}</text:span></text:p>
      <text:p text:style-name="P9"><text:span text:style-name="T13"/></text:p>
      <text:p text:style-name="P13"><text:span text:style-name="T8">To traverse the binary tree in pre-order I used the following:</text:span></text:p>
      <text:p text:style-name="P13"><text:span text:style-name="T8"/></text:p>
      <text:p text:style-name="P12"><text:tab/>function <text:span text:style-name="T15">void</text:span> traversePreorder(Node) {</text:p>
      <text:p text:style-name="P12"><text:tab/> <text:s/>if (Node == null || Node <text:span text:style-name="T9">=</text:span>= “_”))</text:p>
      <text:p text:style-name="P12"><text:tab/> <text:s text:c="3"/>return;</text:p>
      <text:p text:style-name="P12"><text:tab/></text:p>
      <text:p text:style-name="P12"><text:tab/> <text:s/>print(Node)</text:p>
      <text:p text:style-name="P12"><text:tab/> <text:s/>traversePreorder(Node.Left)</text:p>
      <text:p text:style-name="P12"><text:tab/> <text:s/>traversePreorder(Node.Right)</text:p>
      <text:p text:style-name="P12"><text:tab/>}</text:p>
      <text:p text:style-name="P14"><text:span text:style-name="T8"/></text:p>
      <text:p text:style-name="P14"><text:soft-page-break/><text:span text:style-name="T8"/></text:p>
      <text:p text:style-name="P14"><text:span text:style-name="T8"/></text:p>
      <text:p text:style-name="P14"><text:span text:style-name="T8">To traverse the binary tree in post-order I used the following:</text:span></text:p>
      <text:p text:style-name="P14"><text:span text:style-name="T8"/></text:p>
      <text:p text:style-name="P14"><text:span text:style-name="T8"><text:tab/></text:span><text:span text:style-name="T11">function </text:span><text:span text:style-name="T12">void</text:span><text:span text:style-name="T11"> traversePostorder(Node) {</text:span></text:p>
      <text:p text:style-name="P15"><text:tab/> <text:s/>if(Node == null || Node == “_”))</text:p>
      <text:p text:style-name="P15"><text:tab/> <text:s text:c="3"/>return;</text:p>
      <text:p text:style-name="P15"/>
      <text:p text:style-name="P15"><text:tab/> <text:s/>traversePostorder(Node.Left)</text:p>
      <text:p text:style-name="P15"><text:tab/> <text:s/>traversePostorder(Node.Right)</text:p>
      <text:p text:style-name="P15"><text:tab/> <text:s/>print(Node)</text:p>
      <text:p text:style-name="P15"><text:tab/><text:span text:style-name="T10">}</text:span></text:p>
      <text:p text:style-name="P15"/>
      <text:p text:style-name="P17">To evaluate the stack in pre-order I used the following:</text:p>
      <text:p text:style-name="P17"/>
      <text:p text:style-name="P16"><text:tab/>function int evaluatePreorder(String[] exp) {</text:p>
      <text:p text:style-name="P16"><text:tab/> <text:s/>Stack = new Stack();</text:p>
      <text:p text:style-name="P16"><text:tab/> <text:s/>for(int I = exp.length – 1; I &gt;= 0; I--) {</text:p>
      <text:p text:style-name="P16"><text:tab/> <text:s text:c="3"/>if (!(exp[i].equals("+") || exp[i].equals("-") || exp[i].equals("*") || exp[i].equals("/")))</text:p>
      <text:p text:style-name="P16"><text:s text:c="16"/>Stack.push(exp[i]);</text:p>
      <text:p text:style-name="P16"><text:tab/> <text:s text:c="3"/>else {</text:p>
      <text:p text:style-name="P16"><text:tab/> <text:s text:c="5"/>int o1 = Stack.pop();</text:p>
      <text:p text:style-name="P16"><text:tab/> <text:s text:c="5"/>int o2 = Stack.pop();</text:p>
      <text:p text:style-name="P16"/>
      <text:p text:style-name="P16"><text:tab/> <text:s text:c="5"/>switch(exp[i<text:span text:style-name="T17">]</text:span>) {</text:p>
      <text:p text:style-name="P16"><text:tab/> <text:s text:c="7"/>case +:</text:p>
      <text:p text:style-name="P16"><text:tab/><text:tab/>Stack.push(o1 + o2);</text:p>
      <text:p text:style-name="P16"><text:tab/><text:tab/>break;</text:p>
      <text:p text:style-name="P16"><text:tab/> <text:s text:c="7"/>case -:</text:p>
      <text:p text:style-name="P16"><text:tab/><text:tab/>Stack.push(o1 - o2);</text:p>
      <text:p text:style-name="P16"><text:tab/><text:tab/>break;</text:p>
      <text:p text:style-name="P16"><text:tab/> <text:s text:c="7"/>case *:</text:p>
      <text:p text:style-name="P16"><text:tab/><text:tab/>Stack.push(o1 * o2);</text:p>
      <text:p text:style-name="P16"><text:tab/><text:tab/>break;</text:p>
      <text:p text:style-name="P16"><text:tab/> <text:s text:c="7"/>case /:</text:p>
      <text:p text:style-name="P16"><text:tab/><text:tab/>Stack.push(o1 / o2);</text:p>
      <text:p text:style-name="P16"><text:tab/><text:tab/>break;</text:p>
      <text:p text:style-name="P16"><text:tab/> <text:s text:c="5"/>}</text:p>
      <text:p text:style-name="P16"><text:tab/> <text:s text:c="3"/>}</text:p>
      <text:p text:style-name="P16"><text:tab/> <text:s/>}</text:p>
      <text:p text:style-name="P16"><text:tab/> <text:s/><text:span text:style-name="T16">return Stack.pop();</text:span></text:p>
      <text:p text:style-name="P16"><text:tab/>}</text:p>
      <text:p text:style-name="P14"><text:span text:style-name="T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3:17:04.812686168</meta:creation-date>
    <meta:generator>LibreOffice/6.2.1.2$MacOSX_X86_64 LibreOffice_project/7bcb35dc3024a62dea0caee87020152d1ee96e71</meta:generator>
    <dc:date>2019-04-23T18:40:54.217249156</dc:date>
    <meta:editing-duration>PT37M23S</meta:editing-duration>
    <meta:editing-cycles>30</meta:editing-cycles>
    <meta:document-statistic meta:table-count="0" meta:image-count="0" meta:object-count="0" meta:page-count="2" meta:paragraph-count="66" meta:word-count="373" meta:character-count="2543" meta:non-whitespace-character-count="2035"/>
  </office:meta>
</office:document-meta>
</file>